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co2" style:family="table-column">
      <style:table-column-properties fo:break-before="auto" style:column-width="3.41312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1" table:number-columns-repeated="16381" table:default-cell-style-name="ce1"/>
        <table:table-row table:style-name="ro1">
          <table:table-cell office:value-type="string" table:style-name="ce1">
            <text:p>title</text:p>
          </table:table-cell>
          <table:table-cell office:value-type="string" table:style-name="ce1">
            <text:p>image</text:p>
          </table:table-cell>
          <table:table-cell office:value-type="string" table:style-name="ce1">
            <text:p>description</text:p>
          </table:table-cell>
          <table:table-cell table:number-columns-repeated="16381"/>
        </table:table-row>
        <table:table-row table:style-name="ro1">
          <table:table-cell office:value-type="string" table:style-name="ce1">
            <text:p>Phong cách thiết kế nội thất hiện đại</text:p>
          </table:table-cell>
          <table:table-cell office:value-type="string" table:style-name="ce1">
            <text:p>pk-hien-dai.jpg</text:p>
          </table:table-cell>
          <table:table-cell office:value-type="string" table:style-name="ce1">
            <text:p>Phong cách thiết kế hiện đại là sự đoạn tuyệt với phong cách thiết kế cổ điển. Ở phong cách này cách thiết kế và bố trí nội thất được lược bỏ những chi tiết rườm rà và phi đối xứng.</text:p>
          </table:table-cell>
          <table:table-cell table:number-columns-repeated="16381"/>
        </table:table-row>
        <table:table-row table:style-name="ro1">
          <table:table-cell office:value-type="string" table:style-name="ce1">
            <text:p>Phong cách thiết kế nội thất tối giản (Minimalist)</text:p>
          </table:table-cell>
          <table:table-cell office:value-type="string" table:style-name="ce1">
            <text:p>pk-toi-gian-1.jpg</text:p>
          </table:table-cell>
          <table:table-cell office:value-type="string" table:style-name="ce1">
            <text:p>Đây là một trong các phong cách thiết kế nội thất được ưa chuộng nhất hiện nay. Điểm nổi bật của phong cách này chính là sự đơn giản, tinh tế và không kém phần sang trọng, hiện đại. Ở phong cách này, chúng ta có thể thấy những chi tiết phụ được tiết chế.</text:p>
          </table:table-cell>
          <table:table-cell table:number-columns-repeated="16381"/>
        </table:table-row>
        <table:table-row table:style-name="ro1">
          <table:table-cell office:value-type="string" table:style-name="ce1">
            <text:p>Phong cách thiết kế cổ điển</text:p>
          </table:table-cell>
          <table:table-cell office:value-type="string" table:style-name="ce1">
            <text:p>pk-co-dien.jpg</text:p>
          </table:table-cell>
          <table:table-cell office:value-type="string" table:style-name="ce1">
            <text:p>Qua bao nhiêu năm, dù dòng chảy thời gian có làm thay đổi tất cả mọi thứ nhưng sức hút của phong cách thiết kế nội thất cổ điển vẫn chưa hề có dấu hiệu giảm nhiệt. Cổ điển là phong cách trái ngược hoàn toàn với phong cách hiện đại.</text:p>
          </table:table-cell>
          <table:table-cell table:number-columns-repeated="16381"/>
        </table:table-row>
        <table:table-row table:style-name="ro1">
          <table:table-cell office:value-type="string" table:style-name="ce1">
            <text:p>Phong cách thiết kế nội thất Retro</text:p>
          </table:table-cell>
          <table:table-cell office:value-type="string" table:style-name="ce1">
            <text:p>pk-phong-cach-retro.jpg</text:p>
          </table:table-cell>
          <table:table-cell office:value-type="string" table:style-name="ce1">
            <text:p>Nói tới những phong cách thiết kế nội thất thịnh hành nhất trên thế giới thì không thể bỏ qua phong cách Retro. Vào những năm 50 – 70 của TK trước, phong cách thiết kế nội thất Retro đã “làm mưa làm gió” trong ngành thiết kế. Tới thời điểm hiện tại, sức hút của phong cách này vẫn vẹn nguyên như ngày nào khi chúng xuất hiện ở rất nhiều gia đình, khu giải trí, khách sạn, quán café,…</text:p>
          </table:table-cell>
          <table:table-cell table:number-columns-repeated="16381"/>
        </table:table-row>
        <table:table-row table:style-name="ro1">
          <table:table-cell office:value-type="string" table:style-name="ce1">
            <text:p>Phong cách thiết kế Scandinavian (Bắc Âu)</text:p>
          </table:table-cell>
          <table:table-cell office:value-type="string" table:style-name="ce1">
            <text:p>pk-bac-au.jpg</text:p>
          </table:table-cell>
          <table:table-cell office:value-type="string" table:style-name="ce1">
            <text:p>Cái tên tiếp theo trong danh sách các phong cách thiết kế nội thất HOT nhất hiện nay chính là Scandinavian. Phong cách này thể hiện sự sang trọng, tinh tế.</text:p>
          </table:table-cell>
          <table:table-cell table:number-columns-repeated="16381"/>
        </table:table-row>
        <table:table-row table:style-name="ro1">
          <table:table-cell office:value-type="string" table:style-name="ce1">
            <text:p>Ấn tượng cùng phong cách thiết kế Hi-Tech</text:p>
          </table:table-cell>
          <table:table-cell office:value-type="string" table:style-name="ce1">
            <text:p>pk-hitech.jpg</text:p>
          </table:table-cell>
          <table:table-cell office:value-type="string" table:style-name="ce1">
            <text:p>Phong cách Hitech chủ yếu sử dụng các thiết bị, đồ dùng, vật liệu hiện đại, các ứng dụng công nghệ tiên tiến trong không gian kiến trúc, nội thất. Không chỉ mang đến vẻ đẹp hiện đại, tiện nghi, phong cách Hitech còn góp phần nâng cao chất lượng sống của con người.</text:p>
          </table:table-cell>
          <table:table-cell table:number-columns-repeated="16381"/>
        </table:table-row>
        <table:table-row table:style-name="ro1">
          <table:table-cell office:value-type="string" table:style-name="ce1">
            <text:p>Phong cách thiết kế nội thất đương đại</text:p>
          </table:table-cell>
          <table:table-cell office:value-type="string" table:style-name="ce1">
            <text:p>pk-duong-dai-1.jpg</text:p>
          </table:table-cell>
          <table:table-cell office:value-type="string" table:style-name="ce1">
            <text:p>Phong cách thiết kế nội thất đương đại tập trung vào không gian sử dụng. Rất dễ nhận thấy rằng các thành phần kiến trúc của phong cách này rất đơn giản, chủ yếu là các mảng tường, khối thay vì chi tiết cầu kỳ, rườm rà. Vật liệu được sử dụng phổ biến trong phong cách nội thất đương đại là gỗ, ốp da hoặc vải.</text:p>
          </table:table-cell>
          <table:table-cell table:number-columns-repeated="16381"/>
        </table:table-row>
        <table:table-row table:style-name="ro1">
          <table:table-cell office:value-type="string" table:style-name="ce1">
            <text:p>Phong cách thiết kế nội thất Vintage</text:p>
          </table:table-cell>
          <table:table-cell office:value-type="string" table:style-name="ce1">
            <text:p>pk-phong-cach-vintage.jpg</text:p>
          </table:table-cell>
          <table:table-cell office:value-type="string" table:style-name="ce1">
            <text:p>Trong thiết kế nội thất, phong cách Vintage chính là sự pha trộn của những thiết bị hiện đại như máy tính, đồ gia dụng, đèn trang trí,… kết hợp cùng với những món đồ đã cũ kỹ như bàn ghế tróc sơn, những khung ảnh, chùm đèn cổ.</text:p>
          </table:table-cell>
          <table:table-cell table:number-columns-repeated="16381"/>
        </table:table-row>
        <table:table-row table:style-name="ro1">
          <table:table-cell office:value-type="string" table:style-name="ce1">
            <text:p>Sang trọng với phong cách thiết kế nội thất Luxury</text:p>
          </table:table-cell>
          <table:table-cell office:value-type="string" table:style-name="ce1">
            <text:p>phong-khach-luxury.jpg</text:p>
          </table:table-cell>
          <table:table-cell office:value-type="string" table:style-name="ce1">
            <text:p>Trong phong cách thiết kế nội thất luxury, tất cả các đồ nội thất đều được chọn lựa từ những thứ cao cấp nhất. Không phô trương, hào nhoáng quá mức ở bề ngoài, mà vẻ đẹp của phong cách luxury còn được thể hiện ở những giá trị cốt lõi bên trong.</text:p>
          </table:table-cell>
          <table:table-cell table:number-columns-repeated="16381"/>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9</meta:generator>
    <meta:initial-creator>Linh Vũ</meta:initial-creator>
    <dc:creator>Linh Vũ</dc:creator>
    <meta:creation-date>2021-11-16T14:18:14Z</meta:creation-date>
    <dc:date>2021-11-16T14:45:16Z</dc:date>
  </office:meta>
</office:document-meta>
</file>